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normal" fo:font-family="'Calibri Light'" style:font-family-asian="'Calibri Light'" style:font-family-complex="'Calibri Light'" fo:background-color="transparent" style:use-window-font-color="true"/>
    </style:style>
    <style:style style:name="T2" style:family="text">
      <style:text-properties fo:font-size="28.00pt" fo:font-weight="normal" fo:font-family="'Calibri Light'" style:font-family-asian="'Calibri Light'" style:font-family-complex="'Calibri Light'" fo:background-color="transparent" style:use-window-font-color="true"/>
    </style:style>
    <style:style style:name="T3" style:family="text">
      <style:text-properties fo:font-size="28.00pt" fo:font-weight="normal" fo:font-family="'Calibri Light'" style:font-family-asian="'Calibri Light'" style:font-family-complex="'Calibri Light'"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6.00pt" fo:font-weight="bold"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8.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15.00%" fo:text-align="lef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15.00%" fo:text-align="lef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15.00%" fo:text-align="lef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15.00%" fo:text-align="lef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15.00%" fo:text-align="left" fo:margin-bottom="10.00pt"/>
    </style:style>
    <style:style style:name="P14" style:family="paragraph">
      <style:paragraph-properties fo:line-height="115.00%" fo:text-align="left" fo:margin-bottom="10.00pt"/>
    </style:style>
  </office:automatic-styles>
  <office:body>
    <office:text>
      <text:p text:style-name="P1"><text:span text:style-name="T1">Tarea 2.3<text:s/></text:span><text:span text:style-name="T2">–</text:span><text:span text:style-name="T3"><text:s/>Incorporar animaciones a nuestra web mediante CSS</text:span><text:span text:style-name="T4"/></text:p>
      <text:p text:style-name="P2"><text:span text:style-name="T5">Opinión sobre las animaciones/transicciones en webs reales</text:span></text:p>
      <text:p text:style-name="P2"><text:span text:style-name="T6">En mi opinión el uso de transicciones y animaciones en webs lo veo algo que no es demasido recomendado abusar de estas, ya que estas hacen que el peso de la página sea mayor, que los tiempos de carga sean mayores; Además, el abuso de estas hace que la usabilidad sea peor.</text:span></text:p>
      <text:p text:style-name="P2"><text:span text:style-name="T6">Yo veo el uso de estas algo que debe ser para cosas muy puntuales, como escalar algún delemento o hacer algún cambio pequeño cuando el usuario interactue con elementos.</text:span></text:p>
      <text:p text:style-name="P2"><text:span text:style-name="T6"/></text:p>
      <text:p text:style-name="P2"><text:span text:style-name="T7">Uso de animaciones en mi web</text:span></text:p>
      <text:p text:style-name="P2"><text:span text:style-name="T8">Skew</text:span></text:p>
      <text:list text:style-name="L3">
        <text:list-item>
          <text:p text:style-name="P3"><text:span text:style-name="T9">Se utiliza en<text:s text:c="2"/>la sección "pizzeria" para deformar la imagen de pizza time al pasar sobre ella en 20 grados sobre el ejeX</text:span></text:p>
        </text:list-item>
      </text:list>
      <text:p text:style-name="P4"><text:span text:style-name="T10">Rotate</text:span></text:p>
      <text:list text:style-name="L5">
        <text:list-item>
          <text:p text:style-name="P5"><text:span text:style-name="T11">Añado un keyframe para que crear una animacion para que el logo del header rote infinitamente siempre y cuando estes posicionado sobre el</text:span></text:p>
        </text:list-item>
      </text:list>
      <text:p text:style-name="P6"><text:span text:style-name="T12">Scale</text:span></text:p>
      <text:list text:style-name="L7">
        <text:list-item>
          <text:p text:style-name="P7"><text:span text:style-name="T13">En mi página principal añado dos escalados. Estos están en la imagen de reparto y en el botón azul de ver carta completa. Estos escalados hacen que la imagen aumente un 10% más de lo que está definido</text:span></text:p>
        </text:list-item>
      </text:list>
      <text:p text:style-name="P8"><text:span text:style-name="T14">Translate</text:span></text:p>
      <text:list text:style-name="L9">
        <text:list-item>
          <text:p text:style-name="P9"><text:span text:style-name="T15">Añado en mi galería de productos un transalteY de -40px para que al hacer hover esta se desplace 40px hacía arriba, durando la transformación 3 segundos</text:span></text:p>
        </text:list-item>
      </text:list>
      <text:p text:style-name="P10"><text:span text:style-name="T16">Uso de los 4 tipos de transformaciones en una línea</text:span></text:p>
      <text:list text:style-name="L11">
        <text:list-item>
          <text:p text:style-name="P11"><text:span text:style-name="T17">Lo utilizo en mi página pizzeria solo para dispositivos grandes. Utilizando todos los tipos juntos pretendo hacer que la imagen se desplaze 50px sobre ambos ejes, que esta rote 45 grados en el sentido de las agujas del reloj, que se escale a un 50% de su tamaño(1.5) y que se deforme 20grados sobre X y 10grados sobre Y</text:span></text:p>
        </text:list-item>
      </text:list>
      <text:p text:style-name="P12"><text:span text:style-name="T18">Animaciones</text:span></text:p>
      <text:p text:style-name="P12"><text:span text:style-name="T19">Creo 2 animaciones, ambas son infinitas. </text:span></text:p>
      <text:list text:style-name="L13">
        <text:list-item>
          <text:p text:style-name="P13"><text:span text:style-name="T19">Con una hago que el fondo de la página cambie entre en color blanco roto que tenía predefinido antes y entre en color grisaceo que utilizo en los textos de mi header y de mi footer. </text:span></text:p>
        </text:list-item>
        <text:list-item>
          <text:p text:style-name="P13"><text:span text:style-name="T19">La segunda animación hace que cuando te poses sobre el logo de mi header este rote sobre si mismo hasta que retires el ratón de encima de él</text:span></text:p>
        </text:list-item>
        <text:list-item>
          <text:p text:style-name="P13"><text:span text:style-name="T19">La tercera animación hace que el texto del catalogo de pizzas disponibles aparezca en 1 segundo, apareciendo sobre el eje X al entrar a la página de pizzeria.</text:span></text:p>
        </text:list-item>
      </text:list>
      <text:p text:style-name="P14"><text:span text:style-name="T19">Las capturas de validación y de rendimiento aparecerán adjuntadas en la carpeta que contiene este archivo</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